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draw:textarea-vertical-align="top"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fo:text-align="start"/>
      <style:text-properties fo:font-size="15pt" style:font-size-asian="15pt" style:font-size-complex="15pt"/>
    </style:style>
    <style:style style:name="P2" style:family="paragraph">
      <loext:graphic-properties draw:fill-color="#ffffff"/>
      <style:paragraph-properties fo:text-align="start"/>
      <style:text-properties fo:font-size="15pt" style:font-size-asian="15pt" style:font-size-complex="15pt"/>
    </style:style>
    <style:style style:name="P3" style:family="paragraph">
      <loext:graphic-properties draw:fill-color="#ffffff"/>
    </style:style>
    <style:style style:name="P4" style:family="paragraph">
      <style:text-properties fo:font-size="20pt" style:font-size-asian="20pt" style:font-size-complex="20pt"/>
    </style:style>
    <style:style style:name="T1" style:family="text">
      <style:text-properties fo:font-size="15pt" style:font-size-asian="15pt" style:font-size-complex="15pt"/>
    </style:style>
    <style:style style:name="T2" style:family="text">
      <style:text-properties fo:font-size="20pt" style:font-size-asian="20pt" style:font-size-complex="20pt"/>
    </style:style>
    <style:style style:name="T3"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4" style:family="text">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T5" style:family="text">
      <style:text-properties fo:font-size="20pt" style:text-underline-style="none"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Ceph</text:p>
          </draw:text-box>
        </draw:frame>
        <draw:frame presentation:style-name="pr2" draw:text-style-name="P2" draw:layer="layout" svg:width="25.199cm" svg:height="9.409cm" svg:x="1.4cm" svg:y="3.685cm" presentation:class="subtitle" presentation:user-transformed="true">
          <draw:text-box>
            <text:p text:style-name="P1"><text:span text:style-name="T1">Ceph is a scalable, open-source distributed storage system designed to provide high-performance, reliable storage for large data sets. It is a unified storage platform that supports block storage, object storage, and file storage within a single system, eliminating the need for separate storage solutions.</text:span></text:p>
            <text:p text:style-name="P1"><text:span text:style-name="T1"/></text:p>
            <text:p text:style-name="P1"><text:span text:style-name="T1">Ceph was originally developed by Sage Weil as part of his PhD thesis in 2006, and it is now maintained by the Ceph community under the umbrella of the Linux Foundation. It is designed to run on commodity hardware, making it a cost-effective solution for organizations seeking to build large-scale storage clusters</text:span></text:p>
            <text:p text:style-name="P1"><text:span text:style-name="T1"/></text:p>
            <text:p text:style-name="P1"><text:span text:style-name="T1">Ceph's architecture is based on the Reliable Autonomic Distributed Object Store (RADOS), which is responsible for managing data storage and replication across multiple nodes in a cluster. RADOS abstracts data distribution and replication, ensuring data redundancy and high availability.</text:span></text:p>
            <text:p text:style-name="P1"><text:span text:style-name="T1"/></text:p>
            <text:p text:style-name="P1"><text:span text:style-name="T1">Ceph is highly fault-tolerant and self-healing, capable of automatically detecting and recovering from hardware or network failures. It uses a powerful algorithm called CRUSH (Controlled Replication Under Scalable Hashing) to determine data placement across nodes, enabling scalability and efficient data distribution.</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4" draw:layer="layout" svg:width="25.199cm" svg:height="2.629cm" svg:x="1.4cm" svg:y="0.628cm" presentation:class="title">
          <draw:text-box>
            <text:p text:style-name="P4"><text:span text:style-name="T2">Components of ceph</text:span></text:p>
          </draw:text-box>
        </draw:frame>
        <draw:frame presentation:style-name="pr4" draw:text-style-name="P4" draw:layer="layout" svg:width="25.199cm" svg:height="9.134cm" svg:x="1.301cm" svg:y="3.685cm" presentation:class="outline" presentation:user-transformed="true">
          <draw:text-box>
            <text:list text:style-name="L3">
              <text:list-item>
                <text:p text:style-name="P4"><text:span text:style-name="T3">MON (Monitor)</text:span></text:p>
                <text:p text:style-name="P4"><text:span text:style-name="T4"><text:s text:c="4"/></text:span><text:span text:style-name="T4">Role: Maintains the cluster map and manages quorum.</text:span></text:p>
                <text:p text:style-name="P4"><text:span text:style-name="T5"/></text:p>
                <text:p text:style-name="P4"><text:span text:style-name="T5">Responsibilities</text:span><text:span text:style-name="T3">:</text:span></text:p>
              </text:list-item>
              <text:list-item>
                <text:p text:style-name="P4"><text:span text:style-name="T5"><text:s text:c="8"/></text:span><text:span text:style-name="T5">Tracks the state of the cluster (which OSDs are up, which pools exist, etc.).</text:span></text:p>
              </text:list-item>
              <text:list-item>
                <text:p text:style-name="P4"><text:span text:style-name="T5"><text:s text:c="8"/></text:span><text:span text:style-name="T5">Maintains and distributes the CRUSH map, OSD map, MON map, and MDS map.</text:span></text:p>
              </text:list-item>
              <text:list-item>
                <text:p text:style-name="P4"><text:span text:style-name="T5"><text:s text:c="8"/></text:span><text:span text:style-name="T5">Participates in quorum to ensure consistency.</text:span></text:p>
                <text:p text:style-name="P4"><text:span text:style-name="T5"/></text:p>
              </text:list-item>
              <text:list-item>
                <text:p text:style-name="P4"><text:span text:style-name="T5"/></text:p>
                <text:p text:style-name="P4"><text:span text:style-name="T3"/></text:p>
                <text:p text:style-name="P4"><text:span text:style-name="T2"/></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5-07T11:22:22.617920244</meta:creation-date>
    <dc:date>2025-05-07T19:49:57.519064215</dc:date>
    <meta:editing-duration>PT7H19M38S</meta:editing-duration>
    <meta:editing-cycles>2</meta:editing-cycles>
    <meta:generator>LibreOffice/7.3.7.2$Linux_X86_64 LibreOffice_project/30$Build-2</meta:generator>
    <meta:document-statistic meta:object-count="29"/>
  </office:meta>
</office:document-meta>
</file>